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9.184cm" table:align="left"/>
    </style:style>
    <style:style style:name="Table1.A" style:family="table-column">
      <style:table-column-properties style:column-width="11.513cm"/>
    </style:style>
    <style:style style:name="Table1.B" style:family="table-column">
      <style:table-column-properties style:column-width="17.67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102049" officeooo:paragraph-rsid="00102049" style:font-weight-asian="bold" style:font-weight-complex="bold"/>
    </style:style>
    <style:style style:name="P2" style:family="paragraph" style:parent-style-name="Table_20_Contents">
      <style:text-properties officeooo:rsid="00102049" officeooo:paragraph-rsid="00102049"/>
    </style:style>
    <style:style style:name="P3" style:family="paragraph" style:parent-style-name="Table_20_Contents" style:list-style-name="L1">
      <style:text-properties officeooo:rsid="00102049" officeooo:paragraph-rsid="00102049"/>
    </style:style>
    <style:style style:name="P4" style:family="paragraph" style:parent-style-name="Table_20_Contents" style:list-style-name="L1">
      <style:text-properties officeooo:rsid="0011e327" officeooo:paragraph-rsid="0011e327"/>
    </style:style>
    <style:style style:name="P5" style:family="paragraph" style:parent-style-name="Table_20_Contents">
      <style:text-properties officeooo:rsid="001b7ce1" officeooo:paragraph-rsid="001b7ce1"/>
    </style:style>
    <style:style style:name="P6" style:family="paragraph" style:parent-style-name="Table_20_Contents">
      <style:text-properties officeooo:rsid="001bf166" officeooo:paragraph-rsid="001bf166"/>
    </style:style>
    <style:style style:name="P7" style:family="paragraph" style:parent-style-name="Table_20_Contents">
      <style:text-properties officeooo:rsid="001dd1a2" officeooo:paragraph-rsid="001dd1a2"/>
    </style:style>
    <style:style style:name="P8" style:family="paragraph" style:parent-style-name="Table_20_Contents">
      <style:text-properties officeooo:rsid="001ebaef" officeooo:paragraph-rsid="001ebaef"/>
    </style:style>
    <style:style style:name="P9" style:family="paragraph" style:parent-style-name="Table_20_Contents">
      <style:text-properties officeooo:rsid="00203637" officeooo:paragraph-rsid="00203637"/>
    </style:style>
    <style:style style:name="T1" style:family="text">
      <style:text-properties officeooo:rsid="00118140"/>
    </style:style>
    <style:style style:name="T2" style:family="text">
      <style:text-properties officeooo:rsid="00133a1e"/>
    </style:style>
    <style:style style:name="T3" style:family="text">
      <style:text-properties officeooo:rsid="0019be57"/>
    </style:style>
    <style:style style:name="T4" style:family="text">
      <style:text-properties officeooo:rsid="001dd1a2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deJS Useful <text:span text:style-name="T3">Notes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How is it possible for Javascript in NodeJS to run outside of the browser?</text:p>
          </table:table-cell>
          <table:table-cell table:style-name="Table1.B1" office:value-type="string">
            <text:list xml:id="list1483561805028201993" text:style-name="L1">
              <text:list-item>
                <text:p text:style-name="P3">NodeJS uses V8 Engine <text:span text:style-name="T1">to compile JavaScript code to Machine Language</text:span>.</text:p>
              </text:list-item>
              <text:list-item>
                <text:p text:style-name="P4">V8 is written in C++.</text:p>
              </text:list-item>
              <text:list-item>
                <text:p text:style-name="P4">NodeJS adds features to existing JavaScript language that is not possible to do in Browsers:</text:p>
                <text:list>
                  <text:list-item>
                    <text:p text:style-name="P4"><text:span text:style-name="T2">For Example : </text:span>Write to File System</text:p>
                  </text:list-item>
                </text:list>
              </text:list-item>
            </text:list>
          </table:table-cell>
        </table:table-row>
        <table:table-row>
          <table:table-cell table:style-name="Table1.A2" office:value-type="string">
            <text:p text:style-name="P5">How do I check the NodeJS Version?</text:p>
          </table:table-cell>
          <table:table-cell table:style-name="Table1.B2" office:value-type="string">
            <text:p text:style-name="P5">$&gt; node -v</text:p>
          </table:table-cell>
        </table:table-row>
        <table:table-row>
          <table:table-cell table:style-name="Table1.A2" office:value-type="string">
            <text:p text:style-name="P6">What is REPL?</text:p>
          </table:table-cell>
          <table:table-cell table:style-name="Table1.B2" office:value-type="string">
            <text:p text:style-name="P7"><text:span text:style-name="T5">R</text:span>ead, <text:span text:style-name="T5">E</text:span>val, <text:span text:style-name="T5">P</text:span>rint, <text:span text:style-name="T5">L</text:span>oop</text:p>
            <text:p text:style-name="P7"/>
            <text:p text:style-name="P6">Some node command line interface that executes JavaScript <text:span text:style-name="T4">instructions</text:span> on the fly.</text:p>
            <text:p text:style-name="P8">The instructions are dependent.</text:p>
            <text:p text:style-name="P8"/>
            <text:p text:style-name="P9">It’s a good playground to test out features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3.2cm" fo:page-height="43.18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20:51:23.271222301</meta:creation-date>
    <dc:date>2020-06-20T22:33:51.562857577</dc:date>
    <meta:editing-duration>P1DT1H24M51S</meta:editing-duration>
    <meta:editing-cycles>14</meta:editing-cycles>
    <meta:generator>LibreOffice/5.1.6.2$Linux_X86_64 LibreOffice_project/10m0$Build-2</meta:generator>
    <meta:document-statistic meta:table-count="1" meta:image-count="0" meta:object-count="0" meta:page-count="1" meta:paragraph-count="13" meta:word-count="100" meta:character-count="550" meta:non-whitespace-character-count="467"/>
  </office:meta>
</office:document-meta>
</file>